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db47" officeooo:paragraph-rsid="000bdb47"/>
    </style:style>
    <style:style style:name="P2" style:family="paragraph" style:parent-style-name="Standard">
      <style:text-properties officeooo:rsid="000be822" officeooo:paragraph-rsid="000be822"/>
    </style:style>
    <style:style style:name="P3" style:family="paragraph" style:parent-style-name="Standard">
      <style:paragraph-properties fo:break-before="page"/>
      <style:text-properties officeooo:rsid="000bdb47" officeooo:paragraph-rsid="000bdb4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Experimental School’s Computer Replica</text:h>
      <text:h text:style-name="Heading_20_1" text:outline-level="1">Build Notes</text:h>
      <text:p text:style-name="P1"/>
      <text:p text:style-name="P1"/>
      <text:p text:style-name="P3">The replica is based on a Raspberry Pi Pico module. This has an RP2040mirocontroller on it, together with RAM and flash. The replica uses the microcontroller to emulate the processor in the school’s computer, scan the keyboard and drive a display. There is an SD ard slot for storage of the state of the replica, this replaces the external tape recorder that the original used for storage.</text:p>
      <text:p text:style-name="P1"/>
      <text:p text:style-name="P1"/>
      <text:p text:style-name="P1">PCB Assembly</text:p>
      <text:p text:style-name="P1"/>
      <text:p text:style-name="P1">The PCB uses surface mount components, but is hand solderable. <text:s/>The SD card socket is best soldered first so there is plenty of access around the component. NOTE: Ensure the plastic pins on the underside of the SD card holder are removed as the footprint does not have holes for these and the holder will not sit flush with the PCB if they are not removed. A large tip will be needed on the soldering iron in order to heat up the mechanical tabs that attach to the ground plane.</text:p>
      <text:p text:style-name="P1"/>
      <text:p text:style-name="P2">The Pico can be soldered direct to the PCB or mounted in a pin header socket. If mounted to the PB then it should be viewed as a permanent attachment. Picos are not easy to remove once soldered down. A Pico or a Pico W can be used. A wifi hotspot is generated and access to the display and keys of the replica are possible over this if a Pico W is used. USB control is possible on the Pico and Pico W. The hardware display and keys are also available on the Pico and Pico W.</text:p>
      <text:p text:style-name="P2"/>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4-27T06:20:41.490668697</meta:creation-date>
    <dc:date>2024-04-27T06:29:11.262444206</dc:date>
    <meta:editing-duration>PT8M30S</meta:editing-duration>
    <meta:editing-cycles>2</meta:editing-cycles>
    <meta:generator>LibreOffice/6.4.7.2$Linux_X86_64 LibreOffice_project/40$Build-2</meta:generator>
    <meta:document-statistic meta:table-count="0" meta:image-count="0" meta:object-count="0" meta:page-count="2" meta:paragraph-count="6" meta:word-count="262" meta:character-count="1402" meta:non-whitespace-character-count="1145"/>
  </office:meta>
</office:document-meta>
</file>